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900000019CBA7033D3F1C16B9.png" manifest:media-type="image/png"/>
  <manifest:file-entry manifest:full-path="Pictures/100001470000029500000295D7D3B811370B45C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2cm" svg:stroke-color="#111111" draw:marker-start-width="0.316cm" draw:marker-end-width="0.316cm" draw:stroke-linejoin="miter" draw:fill="solid" draw:fill-color="#006d6f" draw:textarea-horizontal-align="justify" draw:textarea-vertical-align="middle" draw:auto-grow-height="false" fo:min-height="0.486cm" fo:min-width="1.38cm" fo:padding-top="0.201cm" fo:padding-bottom="0.201cm" fo:padding-left="0.326cm" fo:padding-right="0.326cm"/>
    </style:style>
    <style:style style:name="gr2" style:family="graphic" style:parent-style-name="objectwithoutfill">
      <style:graphic-properties draw:stroke="dash" draw:stroke-dash="Ultrafine_20_Dashed" svg:stroke-width="0.053cm" svg:stroke-color="#cf383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152cm" svg:stroke-color="#111111" draw:marker-start-width="0.316cm" draw:marker-end-width="0.316cm" draw:stroke-linejoin="miter" draw:fill="solid" draw:fill-color="#009598" draw:opacity="85%" draw:textarea-horizontal-align="justify" draw:textarea-vertical-align="middle" draw:auto-grow-height="false" fo:min-height="0.486cm" fo:min-width="1.38cm" fo:padding-top="0.201cm" fo:padding-bottom="0.201cm" fo:padding-left="0.326cm" fo:padding-right="0.326cm"/>
    </style:style>
    <style:style style:name="gr4" style:family="graphic" style:parent-style-name="standard">
      <style:graphic-properties draw:stroke="solid" svg:stroke-width="0.152cm" svg:stroke-color="#111111" draw:marker-start-width="0.316cm" draw:marker-end-width="0.316cm" draw:stroke-linejoin="miter" draw:fill="solid" draw:fill-color="#87d1d1" draw:opacity="85%" draw:textarea-horizontal-align="justify" draw:textarea-vertical-align="middle" draw:auto-grow-height="false" fo:min-height="0.486cm" fo:min-width="1.38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cm" fo:min-width="4.14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cm" fo:min-width="2.2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cm" fo:min-width="2.741cm"/>
    </style:style>
    <style:style style:name="gr9" style:family="graphic" style:parent-style-name="objectwithoutfill">
      <style:graphic-properties svg:stroke-width="0.071cm" svg:stroke-color="#cf3834" draw:marker-start-width="0.54cm" draw:marker-end="Symmetric_20_Arrow" draw:marker-end-width="0.406cm" draw:stroke-linejoin="miter" draw:fill="none" draw:textarea-vertical-align="middle" fo:padding-top="0.162cm" fo:padding-bottom="0.162cm" fo:padding-left="0.287cm" fo:padding-right="0.287cm"/>
    </style:style>
    <style:style style:name="gr10" style:family="graphic" style:parent-style-name="standard">
      <style:graphic-properties draw:stroke="none" draw:fill-color="#dddddd" draw:textarea-horizontal-align="justify" draw:textarea-vertical-align="middle" draw:auto-grow-height="false" fo:min-height="0.234cm" fo:min-width="3.286cm"/>
    </style:style>
    <style:style style:name="gr11" style:family="graphic" style:parent-style-name="standard">
      <style:graphic-properties draw:stroke="none" draw:fill-color="#dddddd" draw:textarea-horizontal-align="justify" draw:textarea-vertical-align="middle" draw:auto-grow-height="false" fo:min-height="0.234cm" fo:min-width="2.016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006d6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9598" draw:opacity="85%"/>
      <style:paragraph-properties fo:text-align="center"/>
    </style:style>
    <style:style style:name="P4" style:family="paragraph">
      <loext:graphic-properties draw:fill="solid" draw:fill-color="#87d1d1" draw:opacity="85%"/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none" draw:fill-color="#ffffff"/>
      <style:paragraph-properties fo:text-align="center"/>
      <style:text-properties fo:font-size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9.89999961853027pt"/>
    </style:style>
    <style:style style:name="P9" style:family="paragraph">
      <loext:graphic-properties draw:fill-color="#dddddd"/>
      <style:paragraph-properties fo:text-align="center"/>
      <style:text-properties fo:color="#610506" style:font-name="Source Code Pro" fo:font-size="9.89999961853027pt" fo:letter-spacing="normal"/>
    </style:style>
    <style:style style:name="P10" style:family="paragraph">
      <loext:graphic-properties draw:fill-color="#ffffff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610506" style:font-name="Source Code Pro" fo:font-size="10pt" fo:letter-spacing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063cm" svg:height="1.776cm" svg:x="7.89cm" svg:y="1.6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0.468cm" svg:y1="2.882cm" svg:x2="10.468cm" svg:y2="2.374cm">
          <text:p/>
        </draw:line>
        <draw:custom-shape draw:style-name="gr3" draw:text-style-name="P3" draw:layer="layout" svg:width="4.063cm" svg:height="1.776cm" svg:x="7.912cm" svg:y="1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0.468cm" svg:y1="2.377cm" svg:x2="10.468cm" svg:y2="1.869cm">
          <text:p/>
        </draw:line>
        <draw:line draw:style-name="gr2" draw:text-style-name="P2" draw:layer="layout" svg:x1="8.944cm" svg:y1="2.122cm" svg:x2="8.944cm" svg:y2="1.614cm">
          <text:p/>
        </draw:line>
        <draw:custom-shape draw:style-name="gr4" draw:text-style-name="P4" draw:layer="layout" svg:width="4.063cm" svg:height="1.776cm" svg:x="7.89cm" svg:y="0.5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4.641cm" svg:height="4.22cm" svg:x="8.3cm" svg:y="3.299cm">
          <draw:text-box>
            <text:p text:style-name="P5"><text:span text:style-name="T1">Space Cadet</text:span></text:p>
            <text:p text:style-name="P5"><text:span text:style-name="T1">Driver</text:span></text:p>
          </draw:text-box>
        </draw:frame>
        <draw:frame draw:style-name="gr6" draw:text-style-name="P2" draw:layer="layout" svg:width="2.794cm" svg:height="2.793cm" svg:x="16.881cm" svg:y="0.797cm">
          <draw:image xlink:href="Pictures/100001470000029500000295D7D3B811370B45C0.svg" xlink:type="simple" xlink:show="embed" xlink:actuate="onLoad">
            <text:p/>
          </draw:image>
          <draw:image xlink:href="Pictures/100002010000001900000019CBA7033D3F1C16B9.png" xlink:type="simple" xlink:show="embed" xlink:actuate="onLoad"/>
        </draw:frame>
        <draw:frame draw:style-name="gr7" draw:text-style-name="P7" draw:layer="layout" svg:width="2.781cm" svg:height="4.22cm" svg:x="17.283cm" svg:y="2.93cm">
          <draw:text-box>
            <text:p text:style-name="P5"><text:span text:style-name="T2">Virtual</text:span></text:p>
            <text:p text:style-name="P5"><text:span text:style-name="T2">Device</text:span></text:p>
          </draw:text-box>
        </draw:frame>
        <draw:frame draw:style-name="gr6" draw:text-style-name="P2" draw:layer="layout" svg:width="2.794cm" svg:height="2.793cm" svg:x="0.307cm" svg:y="0.797cm">
          <draw:image xlink:href="Pictures/100001470000029500000295D7D3B811370B45C0.svg" xlink:type="simple" xlink:show="embed" xlink:actuate="onLoad">
            <text:p/>
          </draw:image>
          <draw:image xlink:href="Pictures/100002010000001900000019CBA7033D3F1C16B9.png" xlink:type="simple" xlink:show="embed" xlink:actuate="onLoad"/>
        </draw:frame>
        <draw:frame draw:style-name="gr8" draw:text-style-name="P7" draw:layer="layout" svg:width="3.241cm" svg:height="4.22cm" svg:x="0.541cm" svg:y="2.933cm">
          <draw:text-box>
            <text:p text:style-name="P5"><text:span text:style-name="T2">Physical</text:span></text:p>
            <text:p text:style-name="P5"><text:span text:style-name="T2">Device</text:span></text:p>
          </draw:text-box>
        </draw:frame>
        <draw:line draw:style-name="gr9" draw:text-style-name="P2" draw:layer="layout" svg:x1="3.378cm" svg:y1="2.122cm" svg:x2="7.442cm" svg:y2="2.122cm">
          <text:p/>
        </draw:line>
        <draw:line draw:style-name="gr9" draw:text-style-name="P2" draw:layer="layout" svg:x1="12.679cm" svg:y1="2.119cm" svg:x2="16.743cm" svg:y2="2.119cm">
          <text:p/>
        </draw:line>
        <draw:custom-shape draw:style-name="gr10" draw:text-style-name="P9" draw:layer="layout" svg:width="3.81cm" svg:height="0.508cm" svg:x="3.254cm" svg:y="1.473cm">
          <text:p text:style-name="P8"><text:span text:style-name="T3">/dev/input/eventx</text:span></text:p>
          <draw:enhanced-geometry svg:viewBox="0 0 21600 21600" draw:path-stretchpoint-x="10800" draw:path-stretchpoint-y="10800" draw:text-areas="?f3 ?f4 ?f5 ?f6" draw:type="round-rectangle" draw:modifiers="1801.416207710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54cm" svg:height="0.508cm" svg:x="13.415cm" svg:y="1.473cm">
          <text:p text:style-name="P8"><text:span text:style-name="T3">/dev/uinput</text:span></text:p>
          <draw:enhanced-geometry svg:viewBox="0 0 21600 21600" draw:path-stretchpoint-x="10800" draw:path-stretchpoint-y="10800" draw:text-areas="?f3 ?f4 ?f5 ?f6" draw:type="round-rectangle" draw:modifiers="1801.416207710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468cm" svg:y1="1.867cm" svg:x2="10.468cm" svg:y2="0.343cm">
          <text:p/>
        </draw:line>
        <draw:line draw:style-name="gr2" draw:text-style-name="P2" draw:layer="layout" svg:x1="8.944cm" svg:y1="1.613cm" svg:x2="8.944cm" svg:y2="0.343cm">
          <text:p/>
        </draw:lin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0" draw:layer="layout" svg:width="17.271cm" svg:height="10.1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322cm" svg:x="1cm" svg:y="4.759cm"/>
      <draw:page-thumbnail draw:layer="backgroundobjects" svg:width="9.294cm" svg:height="2.322cm" svg:x="1cm" svg:y="12.807cm"/>
      <draw:page-thumbnail draw:layer="backgroundobjects" svg:width="9.294cm" svg:height="2.322cm" svg:x="1cm" svg:y="20.855cm"/>
      <draw:page-thumbnail draw:layer="backgroundobjects" svg:width="9.294cm" svg:height="2.322cm" svg:x="11.295cm" svg:y="4.759cm"/>
      <draw:page-thumbnail draw:layer="backgroundobjects" svg:width="9.294cm" svg:height="2.322cm" svg:x="11.295cm" svg:y="12.807cm"/>
      <draw:page-thumbnail draw:layer="backgroundobjects" svg:width="9.294cm" svg:height="2.322cm" svg:x="11.295cm" svg:y="20.85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7T08:03:16.468195568</meta:creation-date>
    <dc:date>2019-03-27T22:22:25.519883206</dc:date>
    <meta:editing-duration>PT4M58S</meta:editing-duration>
    <meta:editing-cycles>2</meta:editing-cycles>
    <meta:generator>LibreOffice/6.0.7.3$Linux_X86_64 LibreOffice_project/00m0$Build-3</meta:generator>
    <meta:document-statistic meta:object-count="40"/>
  </office:meta>
</office:document-meta>
</file>